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99" draw:opacity="25%" draw:textarea-vertical-align="middle" draw:shadow-opacity="25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99cc99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8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P4" style:family="paragraph">
      <style:paragraph-properties fo:text-align="center"/>
      <style:text-properties fo:font-weight="normal" style:font-weight-asian="normal" style:font-weight-complex="normal"/>
    </style:style>
    <style:style style:name="P5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3.878cm" svg:height="2.9cm" svg:x="5.219cm" svg:y="1cm">
          <text:p text:style-name="P1"><text:span text:style-name="T1">Application server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custom-shape draw:style-name="gr2" draw:text-style-name="P2" xml:id="id3" draw:id="id3" draw:layer="layout" svg:width="2.131cm" svg:height="2.071cm" svg:x="16.105cm" svg:y="4.65cm">
          <text:p text:style-name="P1"><text:span text:style-name="T1">Application</text:span></text:p>
          <text:p text:style-name="P1"><text:span text:style-name="T1">Dat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3" xml:id="id5" draw:id="id5" draw:layer="layout" svg:width="2.699cm" svg:height="1.36cm" svg:x="6.198cm" svg:y="1.765cm">
          <draw:glue-point draw:id="10" svg:x="-4.927cm" svg:y="-1.117cm"/>
          <draw:glue-point draw:id="11" svg:x="-4.927cm" svg:y="2.764cm"/>
          <draw:glue-point draw:id="12" svg:x="-3.571cm" svg:y="5cm"/>
          <draw:glue-point draw:id="13" svg:x="-2.145cm" svg:y="5cm"/>
          <draw:glue-point draw:id="14" svg:x="0.941cm" svg:y="5cm"/>
          <draw:glue-point draw:id="15" svg:x="2.445cm" svg:y="4.852cm"/>
          <draw:glue-point draw:id="16" svg:x="3.871cm" svg:y="3.058cm"/>
          <draw:glue-point draw:id="17" svg:x="3.723cm" svg:y="-0.375cm"/>
          <draw:glue-point draw:id="18" svg:x="-3.649cm" svg:y="-2.61cm"/>
          <draw:glue-point draw:id="19" svg:x="-1.919cm" svg:y="-2.61cm"/>
          <draw:glue-point draw:id="20" svg:x="0.863cm" svg:y="-2.61cm"/>
          <draw:glue-point draw:id="21" svg:x="2.219cm" svg:y="-2.61cm"/>
          <text:p text:style-name="P3"><text:span text:style-name="T2">Security/Admin</text:span></text:p>
          <text:p text:style-name="P3"><text:span text:style-name="T2">Layer</text:span></text:p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xml:id="id1" draw:id="id1" draw:layer="layout" svg:width="2.699cm" svg:height="1.36cm" svg:x="11.315cm" svg:y="1.765cm">
          <draw:glue-point draw:id="10" svg:x="-4.927cm" svg:y="2.911cm"/>
          <draw:glue-point draw:id="11" svg:x="-5.001cm" svg:y="-0.669cm"/>
          <draw:glue-point draw:id="12" svg:x="-3.797cm" svg:y="4.852cm"/>
          <draw:glue-point draw:id="13" svg:x="-2.145cm" svg:y="4.852cm"/>
          <draw:glue-point draw:id="14" svg:x="1.089cm" svg:y="5.014cm"/>
          <draw:glue-point draw:id="15" svg:x="2.367cm" svg:y="5cm"/>
          <draw:glue-point draw:id="16" svg:x="3.797cm" svg:y="3.36cm"/>
          <draw:glue-point draw:id="17" svg:x="3.797cm" svg:y="-0.669cm"/>
          <text:p text:style-name="P2"><text:span text:style-name="T1">RESTful</text:span></text:p>
          <text:p text:style-name="P2"><text:span text:style-name="T1">servic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xml:id="id6" draw:id="id6" draw:layer="layout" svg:width="2.699cm" svg:height="1.36cm" svg:x="6.198cm" svg:y="5.093cm">
          <text:p text:style-name="P2"><text:span text:style-name="T1">LDAP</text:span></text:p>
          <text:p text:style-name="P2"><text:span text:style-name="T1">Serv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xml:id="id2" draw:id="id2" draw:layer="layout" svg:width="2.699cm" svg:height="1.36cm" svg:x="11.315cm" svg:y="5.093cm">
          <text:p text:style-name="P2"><text:span text:style-name="T1">MediaServer</text:span></text:p>
          <text:p text:style-name="P2"><text:span text:style-name="T1">(Image,Video)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xml:id="id4" draw:id="id4" draw:layer="layout" svg:width="2.699cm" svg:height="1.36cm" svg:x="15.821cm" svg:y="1.765cm">
          <draw:glue-point draw:id="10" svg:x="-4.927cm" svg:y="2.911cm"/>
          <draw:glue-point draw:id="11" svg:x="-5.001cm" svg:y="-0.669cm"/>
          <draw:glue-point draw:id="12" svg:x="-3.797cm" svg:y="4.852cm"/>
          <draw:glue-point draw:id="13" svg:x="-2.145cm" svg:y="4.852cm"/>
          <draw:glue-point draw:id="14" svg:x="1.089cm" svg:y="5.014cm"/>
          <draw:glue-point draw:id="15" svg:x="2.367cm" svg:y="5cm"/>
          <draw:glue-point draw:id="16" svg:x="3.797cm" svg:y="3.36cm"/>
          <draw:glue-point draw:id="17" svg:x="3.797cm" svg:y="-0.669cm"/>
          <text:p text:style-name="P2"><text:span text:style-name="T1">Persistence</text:span></text:p>
          <text:p text:style-name="P2"><text:span text:style-name="T1">Lay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4" draw:text-style-name="P2" draw:layer="layout" draw:type="line" svg:x1="12.664cm" svg:y1="3.125cm" svg:x2="12.664cm" svg:y2="5.093cm" draw:start-shape="id1" draw:start-glue-point="2" draw:end-shape="id2" draw:end-glue-point="0" svg:d="M12664 3125v1968">
          <text:p text:style-name="P1"><text:span text:style-name="T1">Media</text:span></text:p>
        </draw:connector>
        <draw:connector draw:style-name="gr5" draw:text-style-name="P5" draw:layer="layout" draw:type="line" svg:x1="17.171cm" svg:y1="4.65cm" svg:x2="17.17cm" svg:y2="3.125cm" draw:start-shape="id3" draw:start-glue-point="5" draw:end-shape="id4" draw:end-glue-point="2" svg:d="M17171 4650l-1-1525">
          <text:p text:style-name="P4"><text:span text:style-name="T3">Data</text:span></text:p>
        </draw:connector>
        <draw:connector draw:style-name="gr5" draw:text-style-name="P2" draw:layer="layout" draw:type="line" svg:x1="13.674cm" svg:y1="2.615cm" svg:x2="15.821cm" svg:y2="2.615cm" draw:start-shape="id1" draw:start-glue-point="8" draw:end-shape="id4" draw:end-glue-point="6" svg:d="M13674 2615h2147">
          <text:p text:style-name="P1"><text:span text:style-name="T1">Data</text:span></text:p>
          <text:p text:style-name="P1"><text:span text:style-name="T1"/></text:p>
        </draw:connector>
        <draw:connector draw:style-name="gr5" draw:text-style-name="P2" draw:layer="layout" draw:type="line" svg:x1="8.557cm" svg:y1="2.615cm" svg:x2="11.315cm" svg:y2="2.615cm" draw:start-shape="id5" draw:start-glue-point="8" draw:end-shape="id1" draw:end-glue-point="6" svg:d="M8557 2615h2758">
          <text:p text:style-name="P1"><text:span text:style-name="T1">Request</text:span></text:p>
          <text:p text:style-name="P1"><text:span text:style-name="T1">Response</text:span></text:p>
        </draw:connector>
        <draw:connector draw:style-name="gr6" draw:text-style-name="P1" draw:layer="layout" draw:type="line" svg:x1="7.547cm" svg:y1="3.125cm" svg:x2="7.547cm" svg:y2="5.093cm" draw:start-shape="id5" draw:start-glue-point="2" draw:end-shape="id6" draw:end-glue-point="0" svg:d="M7547 3125v1968">
          <text:p/>
        </draw:connector>
        <draw:custom-shape draw:style-name="gr2" draw:text-style-name="P2" xml:id="id7" draw:id="id7" draw:layer="layout" svg:width="2.699cm" svg:height="1.36cm" svg:x="1.241cm" svg:y="1.785cm">
          <draw:glue-point draw:id="10" svg:x="-4.927cm" svg:y="-1.117cm"/>
          <draw:glue-point draw:id="11" svg:x="-4.927cm" svg:y="2.764cm"/>
          <draw:glue-point draw:id="12" svg:x="-3.571cm" svg:y="5cm"/>
          <draw:glue-point draw:id="13" svg:x="-2.145cm" svg:y="5cm"/>
          <draw:glue-point draw:id="14" svg:x="0.941cm" svg:y="5cm"/>
          <draw:glue-point draw:id="15" svg:x="2.445cm" svg:y="4.852cm"/>
          <draw:glue-point draw:id="16" svg:x="3.871cm" svg:y="3.058cm"/>
          <draw:glue-point draw:id="17" svg:x="3.723cm" svg:y="-0.375cm"/>
          <draw:glue-point draw:id="18" svg:x="-3.649cm" svg:y="-2.61cm"/>
          <draw:glue-point draw:id="19" svg:x="-1.919cm" svg:y="-2.61cm"/>
          <draw:glue-point draw:id="20" svg:x="0.863cm" svg:y="-2.61cm"/>
          <draw:glue-point draw:id="21" svg:x="2.219cm" svg:y="-2.61cm"/>
          <text:p text:style-name="P2"><text:span text:style-name="T1">User /</text:span></text:p>
          <text:p text:style-name="P2"><text:span text:style-name="T1">Client App</text:span></text:p>
          <draw:enhanced-geometry svg:viewBox="0 0 21600 21600" draw:glue-points="?f7 0 ?f6 ?f1 0 ?f10 ?f6 21600 ?f4 ?f10 21600 ?f9" draw:path-stretchpoint-x="10800" draw:path-stretchpoint-y="10800" draw:text-areas="0 ?f1 ?f4 ?f12" draw:mirror-horizontal="false" draw:mirror-vertical="false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5" draw:text-style-name="P2" draw:layer="layout" draw:type="line" svg:x1="3.6cm" svg:y1="2.635cm" svg:x2="6.198cm" svg:y2="2.615cm" draw:start-shape="id7" draw:start-glue-point="8" draw:end-shape="id5" draw:end-glue-point="6" svg:d="M3600 2635l2598-20">
          <text:p text:style-name="P1"><text:span text:style-name="T1">Request</text:span></text:p>
          <text:p text:style-name="P1"><text:span text:style-name="T1">Response</text:span></text:p>
        </draw:connector>
        <draw:connector draw:style-name="gr7" draw:text-style-name="P2" draw:layer="layout" svg:x1="12.494cm" svg:y1="6.453cm" svg:x2="2.42cm" svg:y2="3.145cm" draw:start-shape="id2" draw:start-glue-point="7" draw:end-shape="id7" draw:end-glue-point="7" svg:d="M12494 6453v502h-10074v-3810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Media</text:span></text:p>
        </draw:connector>
        <draw:frame draw:style-name="gr8" draw:text-style-name="P6" draw:layer="layout" svg:width="8.017cm" svg:height="1.039cm" svg:x="6.253cm" svg:y="8.2cm">
          <draw:text-box>
            <text:p text:style-name="P6"><text:span text:style-name="T1">High level components and the information flo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10-10T19:13:45</meta:creation-date>
    <meta:editing-duration>PT2H48M27S</meta:editing-duration>
    <meta:editing-cycles>16</meta:editing-cycles>
    <meta:generator>OpenOffice/4.1.3$Unix OpenOffice.org_project/413m1$Build-9783</meta:generator>
    <meta:initial-creator>Yuga Gandikota</meta:initial-creator>
    <dc:date>2017-10-10T22:01:48</dc:date>
    <dc:creator>Yuga Gandikota</dc:creator>
    <meta:document-statistic meta:object-count="16"/>
  </office:meta>
</office:document-meta>
</file>